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91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0.605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0.647cm"/>
    </style:style>
    <style:style style:name="co9" style:family="table-column">
      <style:table-column-properties fo:break-before="auto" style:column-width="1.095cm"/>
    </style:style>
    <style:style style:name="co10" style:family="table-column">
      <style:table-column-properties fo:break-before="auto" style:column-width="1.274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1.028cm"/>
    </style:style>
    <style:style style:name="co13" style:family="table-column">
      <style:table-column-properties fo:break-before="auto" style:column-width="1.399cm"/>
    </style:style>
    <style:style style:name="co14" style:family="table-column">
      <style:table-column-properties fo:break-before="auto" style:column-width="2.63cm"/>
    </style:style>
    <style:style style:name="co15" style:family="table-column">
      <style:table-column-properties fo:break-before="auto" style:column-width="2.088cm"/>
    </style:style>
    <style:style style:name="co16" style:family="table-column">
      <style:table-column-properties fo:break-before="auto" style:column-width="4.009cm"/>
    </style:style>
    <style:style style:name="co17" style:family="table-column">
      <style:table-column-properties fo:break-before="auto" style:column-width="2.046cm"/>
    </style:style>
    <style:style style:name="co18" style:family="table-column">
      <style:table-column-properties fo:break-before="auto" style:column-width="1.774cm"/>
    </style:style>
    <style:style style:name="co19" style:family="table-column">
      <style:table-column-properties fo:break-before="auto" style:column-width="1.963cm"/>
    </style:style>
    <style:style style:name="co20" style:family="table-column">
      <style:table-column-properties fo:break-before="auto" style:column-width="0.395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0.459cm"/>
    </style:style>
    <style:style style:name="ro1" style:family="table-row">
      <style:table-row-properties style:row-height="0.86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 style:data-style-name="N108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order-bottom="none" fo:border-left="0.002cm solid #000000" fo:border-right="none" fo:border-top="none"/>
    </style:style>
    <style:style style:name="ce11" style:family="table-cell" style:parent-style-name="Default" style:data-style-name="N108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-bottom="0.002cm solid #000000" fo:border-left="0.002cm solid #000000" fo:border-right="none" fo:border-top="0.002cm solid #000000"/>
    </style:style>
    <style:style style:name="ce13" style:family="table-cell" style:parent-style-name="Default" style:data-style-name="N108"/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0.002cm solid #000000" fo:border-left="0.002cm solid #000000" fo:border-right="none" fo:border-top="0.002cm solid #000000"/>
    </style:style>
    <style:style style:name="ce27" style:family="table-cell" style:parent-style-name="Default" style:data-style-name="N2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="0.002cm solid #000000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9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34" style:family="table-cell" style:parent-style-name="Default" style:data-style-name="N109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fo:border-bottom="0.002cm solid #000000" fo:border-left="0.002cm solid #000000" fo:border-right="none" fo:border-top="0.002cm solid #000000"/>
    </style:style>
    <style:style style:name="ce36" style:family="table-cell" style:parent-style-name="Default" style:data-style-name="N109"/>
    <style:style style:name="ce37" style:family="table-cell" style:parent-style-name="Default" style:data-style-name="N108">
      <style:table-cell-properties fo:border-bottom="none" fo:border-left="0.002cm solid #000000" fo:border-right="none" fo:border-top="0.002cm solid #000000"/>
    </style:style>
    <style:style style:name="ce38" style:family="table-cell" style:parent-style-name="Default" style:data-style-name="N108">
      <style:table-cell-properties fo:border-bottom="0.002cm solid #000000" fo:border-left="0.002cm solid #000000" fo:border-right="none" fo:border-top="none"/>
    </style:style>
    <style:style style:name="ce39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order="0.002cm solid #000000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order-bottom="none" fo:border-left="none" fo:border-right="0.002cm solid #000000" fo:border-top="0.002cm solid #000000"/>
    </style:style>
    <style:style style:name="ce43" style:family="table-cell" style:parent-style-name="Default">
      <style:table-cell-properties fo:border-bottom="0.002cm solid #000000" fo:border-left="none" fo:border-right="0.002cm solid #000000" fo:border-top="none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UR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ce22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ce22"/>
        <table:table-column table:style-name="co11" table:visibility="collapse" table:default-cell-style-name="Default"/>
        <table:table-column table:style-name="co14" table:default-cell-style-name="Default"/>
        <table:table-column table:style-name="co15" table:default-cell-style-name="ce22"/>
        <table:table-column table:style-name="co11" table:default-cell-style-name="Default"/>
        <table:table-column table:style-name="co16" table:default-cell-style-name="Default"/>
        <table:table-column table:style-name="co17" table:default-cell-style-name="ce22"/>
        <table:table-column table:style-name="co18" table:default-cell-style-name="Default"/>
        <table:table-column table:style-name="co19" table:default-cell-style-name="ce3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1000" table:default-cell-style-name="Default"/>
        <table:table-row table:style-name="ro1">
          <table:table-cell table:style-name="ce1" office:value-type="string">
            <text:p>Sequence Name</text:p>
          </table:table-cell>
          <table:table-cell table:style-name="ce7"/>
          <table:table-cell table:style-name="ce9" office:value-type="string">
            <text:p>Rotational RMSE</text:p>
          </table:table-cell>
          <table:table-cell table:style-name="ce14"/>
          <table:table-cell table:style-name="ce7" table:number-columns-repeated="2"/>
          <table:table-cell table:style-name="ce9" office:value-type="string">
            <text:p>Translational RMSE</text:p>
          </table:table-cell>
          <table:table-cell table:style-name="ce14"/>
          <table:table-cell table:style-name="ce7"/>
          <table:table-cell table:style-name="ce19"/>
          <table:table-cell table:style-name="ce7" table:number-columns-repeated="2"/>
          <table:table-cell table:style-name="ce19"/>
          <table:table-cell table:style-name="ce7" table:number-columns-repeated="2"/>
          <table:table-cell table:style-name="ce23" office:value-type="string">
            <text:p>Optimizer Runtime</text:p>
          </table:table-cell>
          <table:table-cell table:style-name="ce14"/>
          <table:table-cell table:style-name="ce7"/>
          <table:table-cell table:style-name="ce27" office:value-type="string">
            <text:p>Sequence Length</text:p>
          </table:table-cell>
          <table:table-cell table:style-name="ce31" office:value-type="string">
            <text:p>Graph Edges</text:p>
          </table:table-cell>
          <table:table-cell table:style-name="ce32" office:value-type="string">
            <text:p>Total Runtime</text:p>
          </table:table-cell>
          <table:table-cell table:style-name="ce14"/>
          <table:table-cell table:style-name="ce1" office:value-type="string">
            <text:p>Frames per Second</text:p>
          </table:table-cell>
          <table:table-cell table:style-name="ce14"/>
          <table:table-cell table:style-name="ce44" table:number-columns-repeated="1000"/>
        </table:table-row>
        <table:table-row table:style-name="ro2">
          <table:table-cell table:style-name="ce2" office:value-type="string">
            <text:p>FR1 360</text:p>
          </table:table-cell>
          <table:table-cell table:style-name="ce2" office:value-type="string">
            <text:p><text:s/>rotational error.rmse</text:p>
          </table:table-cell>
          <table:table-cell table:style-name="ce10" office:value-type="float" office:value="2.439753">
            <text:p>2,440</text:p>
          </table:table-cell>
          <table:table-cell table:style-name="ce15" office:value-type="string">
            <text:p><text:s/>deg</text:p>
          </table:table-cell>
          <table:table-cell office:value-type="string">
            <text:p>FR1 360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80256">
            <text:p>0,080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3901.96178">
            <text:p>1316713901,96178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4544.4464">
            <text:p>1316714544,4464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1.25266">
            <text:p>1,25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745">
            <text:p>745</text:p>
          </table:table-cell>
          <table:table-cell table:style-name="ce3" office:value-type="float" office:value="3165">
            <text:p>3165</text:p>
          </table:table-cell>
          <table:table-cell table:style-name="ce33" table:formula="of:=[.$M2]-[.$J2]" office:value-type="float" office:value="642.484619855881">
            <text:p>642,5</text:p>
          </table:table-cell>
          <table:table-cell table:style-name="ce15" office:value-type="string">
            <text:p>s</text:p>
          </table:table-cell>
          <table:table-cell table:style-name="ce37" table:formula="of:=[.U2]/[.S2]" office:value-type="float" office:value="0.8623954628938">
            <text:p>0,862</text:p>
          </table:table-cell>
          <table:table-cell table:style-name="ce42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desk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1.657082">
            <text:p>1,657</text:p>
          </table:table-cell>
          <table:table-cell table:style-name="ce15" office:value-type="string">
            <text:p><text:s/>deg</text:p>
          </table:table-cell>
          <table:table-cell office:value-type="string">
            <text:p>FR1 desk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33756">
            <text:p>0,034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5114.33016">
            <text:p>1316715114,33016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5595.90897">
            <text:p>1316715595,90897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2.96248">
            <text:p>2,96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575">
            <text:p>575</text:p>
          </table:table-cell>
          <table:table-cell table:style-name="ce3" office:value-type="float" office:value="3282">
            <text:p>3282</text:p>
          </table:table-cell>
          <table:table-cell table:style-name="ce33" table:formula="of:=[.$M3]-[.$J3]" office:value-type="float" office:value="481.578810214996">
            <text:p>481,6</text:p>
          </table:table-cell>
          <table:table-cell table:style-name="ce15" office:value-type="string">
            <text:p>s</text:p>
          </table:table-cell>
          <table:table-cell table:style-name="ce10" table:formula="of:=[.U3]/[.S3]" office:value-type="float" office:value="0.837528365591298">
            <text:p>0,838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desk2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2.091683">
            <text:p>2,092</text:p>
          </table:table-cell>
          <table:table-cell table:style-name="ce15" office:value-type="string">
            <text:p><text:s/>deg</text:p>
          </table:table-cell>
          <table:table-cell office:value-type="string">
            <text:p>FR1 desk2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47717">
            <text:p>0,048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4563.43678">
            <text:p>1316714563,43678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5090.93232">
            <text:p>1316715090,93232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1.05507">
            <text:p>1,06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614">
            <text:p>614</text:p>
          </table:table-cell>
          <table:table-cell table:style-name="ce3" office:value-type="float" office:value="2795">
            <text:p>2795</text:p>
          </table:table-cell>
          <table:table-cell table:style-name="ce33" table:formula="of:=[.$M4]-[.$J4]" office:value-type="float" office:value="527.495540142059">
            <text:p>527,5</text:p>
          </table:table-cell>
          <table:table-cell table:style-name="ce15" office:value-type="string">
            <text:p>s</text:p>
          </table:table-cell>
          <table:table-cell table:style-name="ce10" table:formula="of:=[.U4]/[.S4]" office:value-type="float" office:value="0.859113257560357">
            <text:p>0,859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floor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0.875573">
            <text:p>0,876</text:p>
          </table:table-cell>
          <table:table-cell table:style-name="ce15" office:value-type="string">
            <text:p><text:s/>deg</text:p>
          </table:table-cell>
          <table:table-cell office:value-type="string">
            <text:p>FR1 floor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18719">
            <text:p>0,019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5628.8062">
            <text:p>1316715628,8062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6499.10197">
            <text:p>1316716499,10197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8.54484">
            <text:p>8,54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1214">
            <text:p>1214</text:p>
          </table:table-cell>
          <table:table-cell table:style-name="ce3" office:value-type="float" office:value="6636">
            <text:p>6636</text:p>
          </table:table-cell>
          <table:table-cell table:style-name="ce33" table:formula="of:=[.$M5]-[.$J5]" office:value-type="float" office:value="870.295769929886">
            <text:p>870,3</text:p>
          </table:table-cell>
          <table:table-cell table:style-name="ce15" office:value-type="string">
            <text:p>s</text:p>
          </table:table-cell>
          <table:table-cell table:style-name="ce10" table:formula="of:=[.U5]/[.S5]" office:value-type="float" office:value="0.716882841787385">
            <text:p>0,717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plant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3.064297">
            <text:p>3,064</text:p>
          </table:table-cell>
          <table:table-cell table:style-name="ce15" office:value-type="string">
            <text:p><text:s/>deg</text:p>
          </table:table-cell>
          <table:table-cell office:value-type="string">
            <text:p>FR1 plant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54406">
            <text:p>0,054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6551.5123">
            <text:p>1316716551,5123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7480.0768">
            <text:p>1316717480,0768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1.68392">
            <text:p>1,68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1112">
            <text:p>1112</text:p>
          </table:table-cell>
          <table:table-cell table:style-name="ce3" office:value-type="float" office:value="4483">
            <text:p>4483</text:p>
          </table:table-cell>
          <table:table-cell table:style-name="ce33" table:formula="of:=[.$M6]-[.$J6]" office:value-type="float" office:value="928.56450009346">
            <text:p>928,6</text:p>
          </table:table-cell>
          <table:table-cell table:style-name="ce15" office:value-type="string">
            <text:p>s</text:p>
          </table:table-cell>
          <table:table-cell table:style-name="ce10" table:formula="of:=[.U6]/[.S6]" office:value-type="float" office:value="0.835040018069658">
            <text:p>0,835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room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2.470678">
            <text:p>2,471</text:p>
          </table:table-cell>
          <table:table-cell table:style-name="ce15" office:value-type="string">
            <text:p><text:s/>deg</text:p>
          </table:table-cell>
          <table:table-cell office:value-type="string">
            <text:p>FR1 room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51471">
            <text:p>0,051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7520.37691">
            <text:p>1316717520,37691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8605.89342">
            <text:p>1316718605,89342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2.4899">
            <text:p>2,49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1332">
            <text:p>1332</text:p>
          </table:table-cell>
          <table:table-cell table:style-name="ce3" office:value-type="float" office:value="5511">
            <text:p>5511</text:p>
          </table:table-cell>
          <table:table-cell table:style-name="ce33" table:formula="of:=[.$M7]-[.$J7]" office:value-type="float" office:value="1085.51651000977">
            <text:p>1085,5</text:p>
          </table:table-cell>
          <table:table-cell table:style-name="ce15" office:value-type="string">
            <text:p>s</text:p>
          </table:table-cell>
          <table:table-cell table:style-name="ce10" table:formula="of:=[.U7]/[.S7]" office:value-type="float" office:value="0.814952334842166">
            <text:p>0,815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rpy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2.552341">
            <text:p>2,552</text:p>
          </table:table-cell>
          <table:table-cell table:style-name="ce15" office:value-type="string">
            <text:p><text:s/>deg</text:p>
          </table:table-cell>
          <table:table-cell office:value-type="string">
            <text:p>FR1 rpy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48021">
            <text:p>0,048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8638.01486">
            <text:p>1316718638,01486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19184.8609">
            <text:p>1316719184,8609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41.8812">
            <text:p>41,88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687">
            <text:p>687</text:p>
          </table:table-cell>
          <table:table-cell table:style-name="ce3" office:value-type="float" office:value="5103">
            <text:p>5103</text:p>
          </table:table-cell>
          <table:table-cell table:style-name="ce33" table:formula="of:=[.$M8]-[.$J8]" office:value-type="float" office:value="546.846040010452">
            <text:p>546,8</text:p>
          </table:table-cell>
          <table:table-cell table:style-name="ce15" office:value-type="string">
            <text:p>s</text:p>
          </table:table-cell>
          <table:table-cell table:style-name="ce10" table:formula="of:=[.U8]/[.S8]" office:value-type="float" office:value="0.795991324614923">
            <text:p>0,796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FR1 teddy</text:p>
          </table:table-cell>
          <table:table-cell table:style-name="ce3" office:value-type="string">
            <text:p><text:s/>rotational error.rmse</text:p>
          </table:table-cell>
          <table:table-cell table:style-name="ce10" office:value-type="float" office:value="3.919296">
            <text:p>3,919</text:p>
          </table:table-cell>
          <table:table-cell table:style-name="ce15" office:value-type="string">
            <text:p><text:s/>deg</text:p>
          </table:table-cell>
          <table:table-cell office:value-type="string">
            <text:p>FR1 teddy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108838">
            <text:p>0,109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19302.89528">
            <text:p>1316719302,89528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20539.81448">
            <text:p>1316720539,81448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2.42899">
            <text:p>2,43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1395">
            <text:p>1395</text:p>
          </table:table-cell>
          <table:table-cell table:style-name="ce3" office:value-type="float" office:value="5637">
            <text:p>5637</text:p>
          </table:table-cell>
          <table:table-cell table:style-name="ce33" table:formula="of:=[.$M9]-[.$J9]" office:value-type="float" office:value="1236.91920018196">
            <text:p>1236,9</text:p>
          </table:table-cell>
          <table:table-cell table:style-name="ce15" office:value-type="string">
            <text:p>s</text:p>
          </table:table-cell>
          <table:table-cell table:style-name="ce10" table:formula="of:=[.U9]/[.S9]" office:value-type="float" office:value="0.886680430237965">
            <text:p>0,887</text:p>
          </table:table-cell>
          <table:table-cell table:style-name="ce15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4" office:value-type="string">
            <text:p>FR1 xyz</text:p>
          </table:table-cell>
          <table:table-cell table:style-name="ce4" office:value-type="string">
            <text:p><text:s/>rotational error.rmse</text:p>
          </table:table-cell>
          <table:table-cell table:style-name="ce10" office:value-type="float" office:value="0.908888">
            <text:p>0,909</text:p>
          </table:table-cell>
          <table:table-cell table:style-name="ce15" office:value-type="string">
            <text:p><text:s/>deg</text:p>
          </table:table-cell>
          <table:table-cell office:value-type="string">
            <text:p>FR1 xyz</text:p>
          </table:table-cell>
          <table:table-cell office:value-type="string">
            <text:p><text:s/>translational error.rmse</text:p>
          </table:table-cell>
          <table:table-cell table:style-name="ce10" office:value-type="float" office:value="0.020531">
            <text:p>0,021</text:p>
          </table:table-cell>
          <table:table-cell table:style-name="ce15" office:value-type="string">
            <text:p><text:s/>m</text:p>
          </table:table-cell>
          <table:table-cell office:value-type="string">
            <text:p>Start</text:p>
          </table:table-cell>
          <table:table-cell table:style-name="Default" office:value-type="float" office:value="1316720571.31047">
            <text:p>1316720571,31047</text:p>
          </table:table-cell>
          <table:table-cell office:value-type="string">
            <text:p>s</text:p>
          </table:table-cell>
          <table:table-cell office:value-type="string">
            <text:p><text:s/>End</text:p>
          </table:table-cell>
          <table:table-cell table:style-name="Default" office:value-type="float" office:value="1316721076.85786">
            <text:p>1316721076,85786</text:p>
          </table:table-cell>
          <table:table-cell office:value-type="string">
            <text:p>s</text:p>
          </table:table-cell>
          <table:table-cell office:value-type="string">
            <text:p>Optimizer Time</text:p>
          </table:table-cell>
          <table:table-cell table:style-name="ce24" office:value-type="float" office:value="113.326">
            <text:p>113,33</text:p>
          </table:table-cell>
          <table:table-cell table:style-name="ce15" office:value-type="string">
            <text:p>s</text:p>
          </table:table-cell>
          <table:table-cell office:value-type="string">
            <text:p>Number of Nodes/Edges</text:p>
          </table:table-cell>
          <table:table-cell table:style-name="ce3" office:value-type="float" office:value="788">
            <text:p>788</text:p>
          </table:table-cell>
          <table:table-cell table:style-name="ce3" office:value-type="float" office:value="7120">
            <text:p>7120</text:p>
          </table:table-cell>
          <table:table-cell table:style-name="ce33" table:formula="of:=[.$M10]-[.$J10]" office:value-type="float" office:value="505.547389984131">
            <text:p>505,5</text:p>
          </table:table-cell>
          <table:table-cell table:style-name="ce15" office:value-type="string">
            <text:p>s</text:p>
          </table:table-cell>
          <table:table-cell table:style-name="ce38" table:formula="of:=[.U10]/[.S10]" office:value-type="float" office:value="0.641557601502704">
            <text:p>0,642</text:p>
          </table:table-cell>
          <table:table-cell table:style-name="ce43" office:value-type="string">
            <text:p>s</text:p>
          </table:table-cell>
          <table:table-cell table:number-columns-repeated="1000"/>
        </table:table-row>
        <table:table-row table:style-name="ro2">
          <table:table-cell table:style-name="ce5" office:value-type="string">
            <text:p>Average</text:p>
          </table:table-cell>
          <table:table-cell table:style-name="ce8"/>
          <table:table-cell table:style-name="ce11" table:formula="of:=AVERAGE([.C2:.C10])" office:value-type="float" office:value="2.21995455555556">
            <text:p>2,220</text:p>
          </table:table-cell>
          <table:table-cell table:style-name="ce16" office:value-type="string">
            <text:p><text:s/>deg</text:p>
          </table:table-cell>
          <table:table-cell table:style-name="ce18"/>
          <table:table-cell table:style-name="ce8"/>
          <table:table-cell table:style-name="ce11" table:formula="of:=AVERAGE([.G2:.G10])" office:value-type="float" office:value="0.0515238888888889">
            <text:p>0,052</text:p>
          </table:table-cell>
          <table:table-cell table:style-name="ce16" office:value-type="string">
            <text:p><text:s/>m</text:p>
          </table:table-cell>
          <table:table-cell table:style-name="ce18"/>
          <table:table-cell table:style-name="ce20"/>
          <table:table-cell table:style-name="ce18" table:number-columns-repeated="2"/>
          <table:table-cell table:style-name="ce20"/>
          <table:table-cell table:style-name="ce18" table:number-columns-repeated="2"/>
          <table:table-cell table:style-name="ce25" table:formula="of:=AVERAGE([.P2:.P10])" office:value-type="float" office:value="19.5138955555556">
            <text:p>19,51</text:p>
          </table:table-cell>
          <table:table-cell table:style-name="ce16" office:value-type="string">
            <text:p>s</text:p>
          </table:table-cell>
          <table:table-cell table:style-name="ce18"/>
          <table:table-cell table:style-name="ce28" table:formula="of:=AVERAGE([.S2:.S10])" office:value-type="float" office:value="940.222222222222">
            <text:p>940,22</text:p>
          </table:table-cell>
          <table:table-cell table:style-name="ce28" table:formula="of:=AVERAGE([.T2:.T10])" office:value-type="float" office:value="4859.11111111111">
            <text:p>4859,11</text:p>
          </table:table-cell>
          <table:table-cell table:style-name="ce34" table:formula="of:=AVERAGE([.U2:.U10])" office:value-type="float" office:value="758.360931158066">
            <text:p>758,4</text:p>
          </table:table-cell>
          <table:table-cell table:style-name="ce16" office:value-type="string">
            <text:p>s</text:p>
          </table:table-cell>
          <table:table-cell table:style-name="ce39" table:formula="of:=AVERAGE([.W2:.W10])" office:value-type="float" office:value="0.80557129301114">
            <text:p>0,806</text:p>
          </table:table-cell>
          <table:table-cell table:style-name="ce16" office:value-type="string">
            <text:p>s</text:p>
          </table:table-cell>
          <table:table-cell table:style-name="ce45" table:number-columns-repeated="1000"/>
        </table:table-row>
        <table:table-row table:style-name="ro2">
          <table:table-cell table:style-name="ce6" office:value-type="string">
            <text:p>Standard Deviation</text:p>
          </table:table-cell>
          <table:table-cell table:style-name="ce8"/>
          <table:table-cell table:style-name="ce12" table:formula="of:=STDEV([.C2:.C10])" office:value-type="float" office:value="0.979914935357798">
            <text:p>0,980</text:p>
          </table:table-cell>
          <table:table-cell table:style-name="ce17" office:value-type="string">
            <text:p><text:s/>deg</text:p>
          </table:table-cell>
          <table:table-cell table:style-name="ce8" table:number-columns-repeated="2"/>
          <table:table-cell table:style-name="ce12" table:formula="of:=STDEV([.G2:.G10])" office:value-type="float" office:value="0.0284998493612003">
            <text:p>0,028</text:p>
          </table:table-cell>
          <table:table-cell table:style-name="ce17" office:value-type="string">
            <text:p><text:s/>m</text:p>
          </table:table-cell>
          <table:table-cell table:style-name="ce8"/>
          <table:table-cell table:style-name="ce21"/>
          <table:table-cell table:style-name="ce8" table:number-columns-repeated="2"/>
          <table:table-cell table:style-name="ce21"/>
          <table:table-cell table:style-name="ce8" table:number-columns-repeated="2"/>
          <table:table-cell table:style-name="ce26" table:formula="of:=STDEV([.P2:.P10])" office:value-type="float" office:value="37.5318135067019">
            <text:p>37,53</text:p>
          </table:table-cell>
          <table:table-cell table:style-name="ce17" office:value-type="string">
            <text:p>s</text:p>
          </table:table-cell>
          <table:table-cell table:style-name="ce8"/>
          <table:table-cell table:style-name="ce29" table:formula="of:=STDEV([.S2:.S10])" office:value-type="float" office:value="322.100053468553">
            <text:p>322,10</text:p>
          </table:table-cell>
          <table:table-cell table:style-name="ce29" table:formula="of:=STDEV([.T2:.T10])" office:value-type="float" office:value="1545.87397969922">
            <text:p>1545,87</text:p>
          </table:table-cell>
          <table:table-cell table:style-name="ce35" table:formula="of:=STDEV([.U2:.U10])" office:value-type="float" office:value="280.520761080166">
            <text:p>280,5</text:p>
          </table:table-cell>
          <table:table-cell table:style-name="ce17" office:value-type="string">
            <text:p>s</text:p>
          </table:table-cell>
          <table:table-cell table:style-name="ce40" table:formula="of:=STDEV([.W2:.W10])" office:value-type="float" office:value="0.0786686029809476">
            <text:p>0,079</text:p>
          </table:table-cell>
          <table:table-cell table:style-name="ce17" office:value-type="string">
            <text:p>s</text:p>
          </table:table-cell>
          <table:table-cell table:style-name="ce46" table:number-columns-repeated="1000"/>
        </table:table-row>
        <table:table-row table:style-name="ro2">
          <table:table-cell>
            <draw:frame table:end-cell-address="SURF.P28" table:end-x="0.479cm" table:end-y="0.326cm" draw:z-index="0" draw:style-name="gr1" svg:width="16.361cm" svg:height="6.999cm" svg:x="0.3cm" svg:y="0.128cm">
              <draw:object draw:notify-on-update-of-ranges="SURF.A2:SURF.A10 SURF.G1:SURF.G1 SURF.G2:SURF.G10 SURF.C1:SURF.C1 SURF.C2:SURF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8"/>
          <table:table-cell table:style-name="ce30" office:value-type="string">
            <text:p>Launchfile Settings </text:p>
          </table:table-cell>
          <table:table-cell table:style-name="ce22"/>
          <table:table-cell table:style-name="Default"/>
          <table:table-cell table:style-name="ce36"/>
          <table:table-cell table:number-columns-repeated="1002"/>
        </table:table-row>
        <table:table-row table:style-name="ro2">
          <table:table-cell table:number-columns-repeated="18"/>
          <table:table-cell table:style-name="ce6" office:value-type="string">
            <text:p>store_pointclouds</text:p>
          </table:table-cell>
          <table:table-cell table:style-name="ce8" table:number-columns-repeated="3"/>
          <table:table-cell table:style-name="ce41" office:value-type="string">
            <text:p>"false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feature_detector_type</text:p>
          </table:table-cell>
          <table:table-cell table:style-name="ce8" table:number-columns-repeated="3"/>
          <table:table-cell table:style-name="ce41" office:value-type="string">
            <text:p>"SURF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feature_extractor_type</text:p>
          </table:table-cell>
          <table:table-cell table:style-name="ce8" table:number-columns-repeated="3"/>
          <table:table-cell table:style-name="ce41" office:value-type="string">
            <text:p>"SURF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max_keypoints</text:p>
          </table:table-cell>
          <table:table-cell table:style-name="ce8" table:number-columns-repeated="3"/>
          <table:table-cell table:style-name="ce41" office:value-type="string">
            <text:p>"2000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min_keypoints</text:p>
          </table:table-cell>
          <table:table-cell table:style-name="ce8" table:number-columns-repeated="3"/>
          <table:table-cell table:style-name="ce41" office:value-type="string">
            <text:p>"1500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surf_max_iterations</text:p>
          </table:table-cell>
          <table:table-cell table:style-name="ce8" table:number-columns-repeated="3"/>
          <table:table-cell table:style-name="ce41" office:value-type="string">
            <text:p>"5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connectivity</text:p>
          </table:table-cell>
          <table:table-cell table:style-name="ce8" table:number-columns-repeated="3"/>
          <table:table-cell table:style-name="ce41" office:value-type="string">
            <text:p>"20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max_connections</text:p>
          </table:table-cell>
          <table:table-cell table:style-name="ce8" table:number-columns-repeated="3"/>
          <table:table-cell table:style-name="ce41" office:value-type="string">
            <text:p>"5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min_matches</text:p>
          </table:table-cell>
          <table:table-cell table:style-name="ce8" table:number-columns-repeated="3"/>
          <table:table-cell table:style-name="ce41" office:value-type="string">
            <text:p>"50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max_dist_for_inliers</text:p>
          </table:table-cell>
          <table:table-cell table:style-name="ce8" table:number-columns-repeated="3"/>
          <table:table-cell table:style-name="ce41" office:value-type="string">
            <text:p>"0.03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ransac_iterations</text:p>
          </table:table-cell>
          <table:table-cell table:style-name="ce8" table:number-columns-repeated="3"/>
          <table:table-cell table:style-name="ce41" office:value-type="string">
            <text:p>"5000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use_flann</text:p>
          </table:table-cell>
          <table:table-cell table:style-name="ce8" table:number-columns-repeated="3"/>
          <table:table-cell table:style-name="ce41" office:value-type="string">
            <text:p>"true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concurrent_node_construction</text:p>
          </table:table-cell>
          <table:table-cell table:style-name="ce8" table:number-columns-repeated="3"/>
          <table:table-cell table:style-name="ce41" office:value-type="string">
            <text:p>"true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optimizer_skip_step</text:p>
          </table:table-cell>
          <table:table-cell table:style-name="ce8" table:number-columns-repeated="3"/>
          <table:table-cell table:style-name="ce41" office:value-type="string">
            <text:p>"150000"</text:p>
          </table:table-cell>
          <table:table-cell table:number-columns-repeated="1001"/>
        </table:table-row>
        <table:table-row table:style-name="ro2">
          <table:table-cell>
            <draw:frame table:end-cell-address="SURF.G44" table:end-x="0.043cm" table:end-y="0.373cm" draw:z-index="1" draw:style-name="gr1" svg:width="10.247cm" svg:height="6.987cm" svg:x="0.258cm" svg:y="0.187cm">
              <draw:object draw:notify-on-update-of-ranges="SURF.A2:SURF.A10 SURF.P1:SURF.P1 SURF.P2:SURF.P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URF.R44" table:end-x="3.72cm" table:end-y="0.368cm" draw:z-index="2" draw:style-name="gr1" svg:width="11.916cm" svg:height="6.978cm" svg:x="0.134cm" svg:y="0.191cm">
              <draw:object draw:notify-on-update-of-ranges="SURF.A2:SURF.A10 SURF.U1:SURF.U1 SURF.U2:SURF.U10 SURF.S1:SURF.S1 SURF.S2:SURF.S1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table:style-name="ce6" office:value-type="string">
            <text:p>data_skip_step</text:p>
          </table:table-cell>
          <table:table-cell table:style-name="ce8" table:number-columns-repeated="3"/>
          <table:table-cell table:style-name="ce41" office:value-type="string">
            <text:p>"1"</text:p>
          </table:table-cell>
          <table:table-cell table:number-columns-repeated="1001"/>
        </table:table-row>
        <table:table-row table:style-name="ro2">
          <table:table-cell table:number-columns-repeated="18"/>
          <table:table-cell table:style-name="ce6" office:value-type="string">
            <text:p>batch_processing</text:p>
          </table:table-cell>
          <table:table-cell table:style-name="ce8" table:number-columns-repeated="3"/>
          <table:table-cell table:style-name="ce41" office:value-type="string">
            <text:p>"true"</text:p>
          </table:table-cell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3.09.2011</text:date>, <text:time>18:5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8:59:49</dc:date>
    <meta:generator>OpenOffice.org/3.2$Unix OpenOffice.org_project/320m19$Build-9505</meta:generator>
    <meta:editing-duration>PT02H43M25S</meta:editing-duration>
    <meta:editing-cycles>17</meta:editing-cycles>
    <meta:document-statistic meta:table-count="1" meta:cell-count="2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2">
      <style:graphic-properties draw:fill-color="#ff420e"/>
      <style:text-properties fo:font-size="6pt" style:font-size-asian="6pt" style:font-size-complex="6pt"/>
    </style:style>
    <style:style style:name="ch12" style:family="chart" style:data-style-name="N1">
      <style:graphic-properties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62cm" svg:height="7cm" xlink:href=".." chart:class="chart:bar" chart:style-name="ch1">
        <chart:title svg:x="4.438cm" svg:y="0.141cm" chart:style-name="ch2">
          <text:p>Accuracy of the Trajectory Estimate</text:p>
        </chart:title>
        <chart:legend chart:legend-position="top" svg:x="5.449cm" svg:y="0.816cm" chart:style-name="ch3"/>
        <chart:plot-area chart:style-name="ch4" table:cell-range-address="SURF.A2:SURF.A10 SURF.G1:SURF.G10 SURF.C1:SURF.C10" chart:data-source-has-labels="both" svg:x="0.453cm" svg:y="1.502cm" svg:width="15.129cm" svg:height="5.419cm">
          <chart:axis chart:dimension="x" chart:name="primary-x" chart:style-name="ch5">
            <chart:title svg:x="7.198cm" svg:y="6.491cm" chart:style-name="ch6">
              <text:p>Sequence</text:p>
            </chart:title>
            <chart:categories table:cell-range-address="SURF.A2:SURF.A10"/>
          </chart:axis>
          <chart:axis chart:dimension="y" chart:name="primary-y" chart:style-name="ch7">
            <chart:title svg:x="0.328cm" svg:y="5.029cm" chart:style-name="ch8">
              <text:p>RMSE (meter)</text:p>
            </chart:title>
            <chart:grid chart:style-name="ch9" chart:class="major"/>
          </chart:axis>
          <chart:axis chart:dimension="y" chart:name="secondary-y" chart:style-name="ch10">
            <chart:title svg:x="15.339cm" svg:y="5.146cm" chart:style-name="ch8">
              <text:p>RMSE (Degree)</text:p>
            </chart:title>
          </chart:axis>
          <chart:series chart:attached-axis="primary-y" chart:style-name="ch11" chart:values-cell-range-address="SURF.G2:SURF.G10" chart:label-cell-address="SURF.G1:SURF.G1" chart:class="chart:bar">
            <chart:data-point chart:repeated="9"/>
          </chart:series>
          <chart:series chart:attached-axis="secondary-y" chart:style-name="ch12" chart:values-cell-range-address="SURF.C2:SURF.C10" chart:label-cell-address="SURF.C1:SURF.C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URF.G1:SURF.G1">Translational RMSE</text:p>
              </table:table-cell>
              <table:table-cell office:value-type="string">
                <text:p text:id="SURF.C1:SURF.C1">Rotational RMSE</text:p>
              </table:table-cell>
            </table:table-row>
          </table:table-header-rows>
          <table:table-rows>
            <table:table-row>
              <table:table-cell office:value-type="string">
                <text:p text:id="SURF.A2:SURF.A10">FR1 360</text:p>
              </table:table-cell>
              <table:table-cell office:value-type="float" office:value="0.080256">
                <text:p text:id="SURF.G2:SURF.G10">0.080256</text:p>
              </table:table-cell>
              <table:table-cell office:value-type="float" office:value="2.439753">
                <text:p text:id="SURF.C2:SURF.C10">2.439753</text:p>
              </table:table-cell>
            </table:table-row>
            <table:table-row>
              <table:table-cell office:value-type="string">
                <text:p>FR1 desk</text:p>
              </table:table-cell>
              <table:table-cell office:value-type="float" office:value="0.033756">
                <text:p>0.033756</text:p>
              </table:table-cell>
              <table:table-cell office:value-type="float" office:value="1.657082">
                <text:p>1.657082</text:p>
              </table:table-cell>
            </table:table-row>
            <table:table-row>
              <table:table-cell office:value-type="string">
                <text:p>FR1 desk2</text:p>
              </table:table-cell>
              <table:table-cell office:value-type="float" office:value="0.047717">
                <text:p>0.047717</text:p>
              </table:table-cell>
              <table:table-cell office:value-type="float" office:value="2.091683">
                <text:p>2.091683</text:p>
              </table:table-cell>
            </table:table-row>
            <table:table-row>
              <table:table-cell office:value-type="string">
                <text:p>FR1 floor</text:p>
              </table:table-cell>
              <table:table-cell office:value-type="float" office:value="0.018719">
                <text:p>0.018719</text:p>
              </table:table-cell>
              <table:table-cell office:value-type="float" office:value="0.875573">
                <text:p>0.875573</text:p>
              </table:table-cell>
            </table:table-row>
            <table:table-row>
              <table:table-cell office:value-type="string">
                <text:p>FR1 plant</text:p>
              </table:table-cell>
              <table:table-cell office:value-type="float" office:value="0.054406">
                <text:p>0.054406</text:p>
              </table:table-cell>
              <table:table-cell office:value-type="float" office:value="3.064297">
                <text:p>3.064297</text:p>
              </table:table-cell>
            </table:table-row>
            <table:table-row>
              <table:table-cell office:value-type="string">
                <text:p>FR1 room</text:p>
              </table:table-cell>
              <table:table-cell office:value-type="float" office:value="0.051471">
                <text:p>0.051471</text:p>
              </table:table-cell>
              <table:table-cell office:value-type="float" office:value="2.470678">
                <text:p>2.470678</text:p>
              </table:table-cell>
            </table:table-row>
            <table:table-row>
              <table:table-cell office:value-type="string">
                <text:p>FR1 rpy</text:p>
              </table:table-cell>
              <table:table-cell office:value-type="float" office:value="0.048021">
                <text:p>0.048021</text:p>
              </table:table-cell>
              <table:table-cell office:value-type="float" office:value="2.552341">
                <text:p>2.552341</text:p>
              </table:table-cell>
            </table:table-row>
            <table:table-row>
              <table:table-cell office:value-type="string">
                <text:p>FR1 teddy</text:p>
              </table:table-cell>
              <table:table-cell office:value-type="float" office:value="0.108838">
                <text:p>0.108838</text:p>
              </table:table-cell>
              <table:table-cell office:value-type="float" office:value="3.919296">
                <text:p>3.919296</text:p>
              </table:table-cell>
            </table:table-row>
            <table:table-row>
              <table:table-cell office:value-type="string">
                <text:p>FR1 xyz</text:p>
              </table:table-cell>
              <table:table-cell office:value-type="float" office:value="0.020531">
                <text:p>0.020531</text:p>
              </table:table-cell>
              <table:table-cell office:value-type="float" office:value="0.908888">
                <text:p>0.908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style:rotation-angle="27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minimum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48cm" svg:height="6.988cm" xlink:href=".." chart:class="chart:bar" chart:style-name="ch1">
        <chart:title svg:x="1.147cm" svg:y="0.14cm" chart:style-name="ch2">
          <text:p>Optimizer Runtime Untill Convergence</text:p>
        </chart:title>
        <chart:plot-area chart:style-name="ch3" table:cell-range-address="SURF.A2:SURF.A10 SURF.P1:SURF.P10" chart:data-source-has-labels="both" svg:x="0.207cm" svg:y="0.814cm" svg:width="9.837cm" svg:height="6.097cm">
          <chart:axis chart:dimension="x" chart:name="primary-x" chart:style-name="ch4">
            <chart:title svg:x="4.775cm" svg:y="6.48cm" chart:style-name="ch5">
              <text:p>Sequence</text:p>
            </chart:title>
            <chart:categories table:cell-range-address="SURF.A2:SURF.A10"/>
          </chart:axis>
          <chart:axis chart:dimension="y" chart:name="primary-y" chart:style-name="ch6">
            <chart:title svg:x="0.205cm" svg:y="5.148cm" chart:style-name="ch7">
              <text:p>Seconds 
(Logarithmic Scale)</text:p>
            </chart:title>
            <chart:grid chart:style-name="ch8" chart:class="major"/>
          </chart:axis>
          <chart:series chart:style-name="ch9" chart:values-cell-range-address="SURF.P2:SURF.P10" chart:label-cell-address="SURF.P1:SURF.P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URF.P1:SURF.P1">Optimizer Runtime</text:p>
              </table:table-cell>
            </table:table-row>
          </table:table-header-rows>
          <table:table-rows>
            <table:table-row>
              <table:table-cell office:value-type="string">
                <text:p text:id="SURF.A2:SURF.A10">FR1 360</text:p>
              </table:table-cell>
              <table:table-cell office:value-type="float" office:value="1.25266">
                <text:p text:id="SURF.P2:SURF.P10">1.25266</text:p>
              </table:table-cell>
            </table:table-row>
            <table:table-row>
              <table:table-cell office:value-type="string">
                <text:p>FR1 desk</text:p>
              </table:table-cell>
              <table:table-cell office:value-type="float" office:value="2.96248">
                <text:p>2.96248</text:p>
              </table:table-cell>
            </table:table-row>
            <table:table-row>
              <table:table-cell office:value-type="string">
                <text:p>FR1 desk2</text:p>
              </table:table-cell>
              <table:table-cell office:value-type="float" office:value="1.05507">
                <text:p>1.05507</text:p>
              </table:table-cell>
            </table:table-row>
            <table:table-row>
              <table:table-cell office:value-type="string">
                <text:p>FR1 floor</text:p>
              </table:table-cell>
              <table:table-cell office:value-type="float" office:value="8.54484">
                <text:p>8.54484</text:p>
              </table:table-cell>
            </table:table-row>
            <table:table-row>
              <table:table-cell office:value-type="string">
                <text:p>FR1 plant</text:p>
              </table:table-cell>
              <table:table-cell office:value-type="float" office:value="1.68392">
                <text:p>1.68392</text:p>
              </table:table-cell>
            </table:table-row>
            <table:table-row>
              <table:table-cell office:value-type="string">
                <text:p>FR1 room</text:p>
              </table:table-cell>
              <table:table-cell office:value-type="float" office:value="2.4899">
                <text:p>2.4899</text:p>
              </table:table-cell>
            </table:table-row>
            <table:table-row>
              <table:table-cell office:value-type="string">
                <text:p>FR1 rpy</text:p>
              </table:table-cell>
              <table:table-cell office:value-type="float" office:value="41.8812">
                <text:p>41.8812</text:p>
              </table:table-cell>
            </table:table-row>
            <table:table-row>
              <table:table-cell office:value-type="string">
                <text:p>FR1 teddy</text:p>
              </table:table-cell>
              <table:table-cell office:value-type="float" office:value="2.42899">
                <text:p>2.42899</text:p>
              </table:table-cell>
            </table:table-row>
            <table:table-row>
              <table:table-cell office:value-type="string">
                <text:p>FR1 xyz</text:p>
              </table:table-cell>
              <table:table-cell office:value-type="float" office:value="113.326">
                <text:p>113.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1">
      <style:graphic-properties draw:fill-color="#004586"/>
      <style:text-properties fo:font-size="6pt" style:font-size-asian="6pt" style:font-size-complex="6pt"/>
    </style:style>
    <style:style style:name="ch12" style:family="chart" style:data-style-name="N1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17cm" svg:height="6.979cm" xlink:href=".." chart:class="chart:bar" chart:style-name="ch1">
        <chart:title svg:x="2.933cm" svg:y="0.14cm" chart:style-name="ch2">
          <text:p>Total Runtime per Sequence</text:p>
        </chart:title>
        <chart:legend chart:legend-position="top" svg:x="3.593cm" svg:y="0.814cm" chart:style-name="ch3"/>
        <chart:plot-area chart:style-name="ch4" table:cell-range-address="SURF.A2:SURF.A10 SURF.U1:SURF.U10 SURF.S1:SURF.S10" chart:data-source-has-labels="both" svg:x="0.275cm" svg:y="1.499cm" svg:width="11.129cm" svg:height="5.403cm">
          <chart:axis chart:dimension="x" chart:name="primary-x" chart:style-name="ch5">
            <chart:title svg:x="5.02cm" svg:y="6.471cm" chart:style-name="ch6">
              <text:p>Sequence</text:p>
            </chart:title>
            <chart:categories table:cell-range-address="SURF.A2:SURF.A10"/>
          </chart:axis>
          <chart:axis chart:dimension="y" chart:name="primary-y" chart:style-name="ch7">
            <chart:title svg:x="0.239cm" svg:y="4.6cm" chart:style-name="ch8">
              <text:p>Seconds</text:p>
            </chart:title>
            <chart:grid chart:style-name="ch9" chart:class="major"/>
          </chart:axis>
          <chart:axis chart:dimension="y" chart:name="secondary-y" chart:style-name="ch10">
            <chart:title svg:x="11.072cm" svg:y="5.352cm" chart:style-name="ch8">
              <text:p>Number of Frames</text:p>
            </chart:title>
          </chart:axis>
          <chart:series chart:attached-axis="primary-y" chart:style-name="ch11" chart:values-cell-range-address="SURF.U2:SURF.U10" chart:label-cell-address="SURF.U1:SURF.U1" chart:class="chart:bar">
            <chart:data-point chart:repeated="9"/>
          </chart:series>
          <chart:series chart:attached-axis="secondary-y" chart:style-name="ch12" chart:values-cell-range-address="SURF.S2:SURF.S10" chart:label-cell-address="SURF.S1:SURF.S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URF.U1:SURF.U1">Total Runtime</text:p>
              </table:table-cell>
              <table:table-cell office:value-type="string">
                <text:p text:id="SURF.S1:SURF.S1">Sequence Length</text:p>
              </table:table-cell>
            </table:table-row>
          </table:table-header-rows>
          <table:table-rows>
            <table:table-row>
              <table:table-cell office:value-type="string">
                <text:p text:id="SURF.A2:SURF.A10">FR1 360</text:p>
              </table:table-cell>
              <table:table-cell office:value-type="float" office:value="642.484619855881">
                <text:p text:id="SURF.U2:SURF.U10">642.484619855881</text:p>
              </table:table-cell>
              <table:table-cell office:value-type="float" office:value="745">
                <text:p text:id="SURF.S2:SURF.S10">745</text:p>
              </table:table-cell>
            </table:table-row>
            <table:table-row>
              <table:table-cell office:value-type="string">
                <text:p>FR1 desk</text:p>
              </table:table-cell>
              <table:table-cell office:value-type="float" office:value="481.578810214996">
                <text:p>481.57881021499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FR1 desk2</text:p>
              </table:table-cell>
              <table:table-cell office:value-type="float" office:value="527.495540142059">
                <text:p>527.49554014205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FR1 floor</text:p>
              </table:table-cell>
              <table:table-cell office:value-type="float" office:value="870.295769929886">
                <text:p>870.29576992988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FR1 plant</text:p>
              </table:table-cell>
              <table:table-cell office:value-type="float" office:value="928.56450009346">
                <text:p>928.5645000934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FR1 room</text:p>
              </table:table-cell>
              <table:table-cell office:value-type="float" office:value="1085.51651000977">
                <text:p>1085.5165100097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FR1 rpy</text:p>
              </table:table-cell>
              <table:table-cell office:value-type="float" office:value="546.846040010452">
                <text:p>546.84604001045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FR1 teddy</text:p>
              </table:table-cell>
              <table:table-cell office:value-type="float" office:value="1236.91920018196">
                <text:p>1236.91920018196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FR1 xyz</text:p>
              </table:table-cell>
              <table:table-cell office:value-type="float" office:value="505.547389984131">
                <text:p>505.547389984131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